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9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34.88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55])/653" office:value-type="percentage" office:value="0.197549770290965" calcext:value-type="percentage">
            <text:p>19,75 %</text:p>
          </table:table-cell>
          <table:table-cell table:style-name="ce4" table:formula="of:=SUM([.C3:.C655])/653" office:value-type="percentage" office:value="0.196018376722818" calcext:value-type="percentage">
            <text:p>19,60 %</text:p>
          </table:table-cell>
          <table:table-cell table:style-name="ce4" table:formula="of:=SUM([.D3:.D655])/653" office:value-type="percentage" office:value="0.160796324655436" calcext:value-type="percentage">
            <text:p>16,08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** : 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8" office:value-type="string" calcext:value-type="string">
            <text:p>** la source PDF est presque à chaque fois manquant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contient un auteur différent que le titleStmt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lisher : SUDOC, même ouvrage, indique “Imprimerie de la "Renaissance latine"”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3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4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abatier-de-castres_trois-siecles-litterature-01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2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3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4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 table:number-rows-repeated="10479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0:50:57.932174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MacOSX_X86_64 LibreOffice_project/90f8dcf33c87b3705e78202e3df5142b201bd805</meta:generator>
    <dc:date>2019-07-02T12:05:48.226130574</dc:date>
    <meta:editing-duration>P1DT3H38M14S</meta:editing-duration>
    <meta:editing-cycles>29</meta:editing-cycles>
    <meta:document-statistic meta:table-count="1" meta:cell-count="1090" meta:object-count="0"/>
  </office:meta>
</office:document-meta>
</file>